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officeooo:rsid="0005db5f" officeooo:paragraph-rsid="0005db5f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Arial" fo:font-size="12pt" officeooo:rsid="0005db5f" officeooo:paragraph-rsid="0005db5f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Defina classe, objeto e encapsulamento. E quando deve-se utilizar os mesmos.</text:p>
      <text:p text:style-name="P1">Se possível for, utilize exemplo para convalidar as suas argumentações.</text:p>
      <text:p text:style-name="P1"/>
      <text:p text:style-name="P1">Para definir classe, vamos fazer uma analogia a um carro, ou partes dele. Suponhamos que no carro existe um pedal acelerador, um volante e um freio.</text:p>
      <text:p text:style-name="P1"/>
      <text:p text:style-name="P1">Antes destes itens existerem, foi feito um desenho também chamado de projeto de acelerador, de volante, de freio.</text:p>
      <text:p text:style-name="P1"/>
      <text:p text:style-name="P1">Nele foram especificados todas as características que cada um possui.</text:p>
      <text:p text:style-name="P1"/>
      <text:p text:style-name="P1">E eles compõem carro. O motorista não precisa saber como foram feitos tais itens para dirigir o carro. Ele apenas sabe que cada um realiza uma função específica de acordo com suas características.</text:p>
      <text:p text:style-name="P1"/>
      <text:p text:style-name="P1">Semelhantemente uma classe ou várias dela, fazem parte de um programa. Nela são dispostos objetos que possuem, cada um, suas próprias características e seus próprios métodos. Ele podem se comunicar entre si por meio de herança. Como existem informações ainda mais específicas dentro de uma classe, é comum encapsular os dados dentro dos tipos privados ou públicos. Ainda existe o tipo protegido. Objeto pode ser algo real ou imaginário que possui atributos, que são características ou métodos, que são ações que ele realiza.</text:p>
      <text:p text:style-name="P1"/>
      <text:p text:style-name="P1">As classes podem ser utilizadas de forma a organizar os códigos de forma mais harmoniosa e também para facilitar seu manuseio bem como sua manuenção. Esta prática de programação ajuda quando se precisa identificar onde está o erro e assim, atacá-lo diretamente sem afetar as demais classes.</text:p>
      <text:p text:style-name="P1"/>
      <text:p text:style-name="P1">O encapsulamento serve para ocultar o dado contra acessos indevidos e/ou de maneira explicita. Limitando o seu acesso somente a quem for interessado acessá-lo.</text:p>
      <text:p text:style-name="P2"/>
      <text:p text:style-name="P1"/>
      <text:p text:style-name="P2">Se eu fosse um exímio jogardor, entenderia mais facilmente a questão 1 e consqüentemente, conseguiria programar o sistema que o Instituto Federal Goiano deseja nesta avaliação. Esta minha deficiência foi mencionada em período anterior e se repete ainda nesta disciplina. Super tenso saber que o professor não se atenta aos seus alunos para suas limitações cognitivas.</text:p>
      <text:p text:style-name="P1"/>
      <text:p text:style-name="P1">O Instituto Federal Goiano deseja realizar uma aplicação computacional para viabilizar o confronto entre os cursos, de forma computacional.</text:p>
      <text:p text:style-name="P1"/>
      <text:p text:style-name="P1">Um jogador pode ser representado pelo seu overall (que é sua habilidade no geral) e nome.</text:p>
      <text:p text:style-name="P1"/>
      <text:p text:style-name="P1">Só deve ser possível instanciar um jogador, passando como parâmetro para o método construtor, seu nome, além de possuir um método que calcula a eficiência do jogador por meio da fórmula (rand()%(100-1+1) + 1) * overall.</text:p>
      <text:p text:style-name="P1"/>
      <text:p text:style-name="P1">Um jogador super jogador, é um jogador que possui o atributo especialista (que é um valor inteiro de 1 até 10).</text:p>
      <text:p text:style-name="P1"/>
      <text:p text:style-name="P1">O super jogador deve sobrescrever o método que calcula a eficiência do jogador, e obtém <text:soft-page-break/>o resultado do método sobrescrito da superclasse e multiplica pela especialidade.</text:p>
      <text:p text:style-name="P1"/>
      <text:p text:style-name="P1">Desenvolva uma lógica ou uma main que seja possível adicionar em 2 vetores do tipo vector, um representante do time A e outro representante o time B.</text:p>
      <text:p text:style-name="P1"/>
      <text:p text:style-name="P1">Adicione pelo menos 3 jogadores ou super jogadores em cada um dos vetores e posteriormente imprima qual equipe ganhou o confronto.</text:p>
      <text:p text:style-name="P1"/>
      <text:p text:style-name="P1">Para saber qual equipe venceu, basta somar todos os métodos que calcula a eficiência dos jogadores de cada equipe, e após realizar a comparação, verifique se a equipe A ou B venceu.</text:p>
      <text:p text:style-name="P1"/>
      <text:p text:style-name="P1">Exemplo: se a equipe A tiver 800 pontos e a equipe B, 50 pontos, a equipe A foi a vencedora do confronto.</text:p>
      <text:p text:style-name="P1"/>
      <text:p text:style-name="P1">OBS: (A utilização de menus e classe de lógica é opcional se o aluno quiser fazer toda a lógica de programação na main será considerado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15:09:22.247198886</dc:date>
    <meta:editing-duration>PT1M</meta:editing-duration>
    <meta:editing-cycles>1</meta:editing-cycles>
    <meta:document-statistic meta:table-count="0" meta:image-count="0" meta:object-count="0" meta:page-count="2" meta:paragraph-count="20" meta:word-count="564" meta:character-count="3444" meta:non-whitespace-character-count="2900"/>
    <meta:generator>LibreOffice/5.1.6.2$Linux_X86_64 LibreOffice_project/10m0$Build-2</meta:generator>
  </office:meta>
</office:document-meta>
</file>